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0.05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#808080"/>
    </style:style>
    <style:style style:name="ce24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123">
      <style:table-cell-properties fo:background-color="#808080" style:text-align-source="fix" style:repeat-content="false"/>
      <style:paragraph-properties fo:text-align="end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draw:object draw:notify-on-update-of-ranges="coverage.C7:coverage.C22 coverage.D7:coverage.D22 coverage.E7:coverage.E22 coverage.F7:coverage.F22 coverage.G7:coverage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number-columns-repeated="4" table:default-cell-style-name="ce5"/>
        <table:table-column table:style-name="co5" table:default-cell-style-name="ce10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packages in repository</text:p>
            <text:p>(except “base” system)</text:p>
          </table:table-cell>
          <table:table-cell office:value-type="string" calcext:value-type="string">
            <text:p>R</text:p>
          </table:table-cell>
          <table:table-cell office:value-type="float" office:value="18000" calcext:value-type="float">
            <text:p>180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effective mean daily rate</text:p>
            <text:p>(after “base” system is emerged)</text:p>
          </table:table-cell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2">
          <table:table-cell table:style-name="ce2"/>
          <table:table-cell table:number-columns-repeated="2"/>
          <table:table-cell table:style-name="ce6"/>
          <table:table-cell table:style-name="ce3"/>
          <table:table-cell table:style-name="ce29"/>
          <table:table-cell table:style-name="ce3" table:number-columns-repeated="1018"/>
        </table:table-row>
        <table:table-row table:style-name="ro2">
          <table:table-cell office:value-type="string" calcext:value-type="string">
            <text:p>parallel running images</text:p>
          </table:table-cell>
          <table:table-cell table:style-name="ce13"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7"/>
          <table:table-cell table:style-name="Default"/>
          <table:table-cell table:style-name="ce3" table:number-columns-repeated="1016"/>
        </table:table-row>
        <table:table-row table:style-name="ro2">
          <table:table-cell table:number-columns-repeated="2"/>
          <table:table-cell table:style-name="ce17"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base” system needs to be emerged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3" table:style-name="ce6" office:value-type="percentage" office:value="0" calcext:value-type="percentage">
            <text:p>0.0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 </text:p>
          </table:table-cell>
          <table:table-cell/>
          <table:table-cell table:style-name="Default" table:formula="of:=[.C7]+1" office:value-type="float" office:value="2" calcext:value-type="float">
            <text:p>2</text:p>
          </table:table-cell>
          <table:table-cell table:number-columns-repeated="3" table:style-name="ce6" office:value-type="percentage" office:value="0" calcext:value-type="percentage">
            <text:p>0.0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8]+1" office:value-type="float" office:value="3" calcext:value-type="float">
            <text:p>3</text:p>
          </table:table-cell>
          <table:table-cell table:style-name="ce6" table:formula="of:=1-(1-([.$C9]-2)*[.$C$2]/[.$C$1])^[.D$5]" office:value-type="percentage" office:value="0.0222222222222223" calcext:value-type="percentage">
            <text:p>2.2%</text:p>
          </table:table-cell>
          <table:table-cell table:style-name="ce6" table:formula="of:=1-(1-([.$C9]-2)*[.$C$2]/[.$C$1])^[.E$5]" office:value-type="percentage" office:value="0.164548387307991" calcext:value-type="percentage">
            <text:p>16.5%</text:p>
          </table:table-cell>
          <table:table-cell table:style-name="ce6" table:formula="of:=1-(1-([.$C9]-2)*[.$C$2]/[.$C$1])^[.F$5]" office:value-type="percentage" office:value="0.236371809730354" calcext:value-type="percentage">
            <text:p>23.6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9]+1" office:value-type="float" office:value="4" calcext:value-type="float">
            <text:p>4</text:p>
          </table:table-cell>
          <table:table-cell table:style-name="ce6" table:formula="of:=1-(1-([.$C10]-2)*[.$C$2]/[.$C$1])^[.D$5]" office:value-type="percentage" office:value="0.0444444444444444" calcext:value-type="percentage">
            <text:p>4.4%</text:p>
          </table:table-cell>
          <table:table-cell table:style-name="ce6" table:formula="of:=1-(1-([.$C10]-2)*[.$C$2]/[.$C$1])^[.E$5]" office:value-type="percentage" office:value="0.304899606391424" calcext:value-type="percentage">
            <text:p>30.5%</text:p>
          </table:table-cell>
          <table:table-cell table:style-name="ce6" table:formula="of:=1-(1-([.$C10]-2)*[.$C$2]/[.$C$1])^[.F$5]" office:value-type="percentage" office:value="0.420476166250414" calcext:value-type="percentage">
            <text:p>42.0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0" table:formula="of:=[.C10]+1" office:value-type="float" office:value="5" calcext:value-type="float">
            <text:p>5</text:p>
          </table:table-cell>
          <table:table-cell table:style-name="ce6" table:formula="of:=1-(1-([.$C11]-2)*[.$C$2]/[.$C$1])^[.D$5]" office:value-type="percentage" office:value="0.0666666666666667" calcext:value-type="percentage">
            <text:p>6.7%</text:p>
          </table:table-cell>
          <table:table-cell table:style-name="ce6" table:formula="of:=1-(1-([.$C11]-2)*[.$C$2]/[.$C$1])^[.E$5]" office:value-type="percentage" office:value="0.424170098558147" calcext:value-type="percentage">
            <text:p>42.4%</text:p>
          </table:table-cell>
          <table:table-cell table:style-name="ce36" table:formula="of:=1-(1-([.$C11]-2)*[.$C$2]/[.$C$1])^[.F$5]" office:value-type="percentage" office:value="0.563040365554761" calcext:value-type="percentage">
            <text:p>56.3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1" table:formula="of:=[.C11]+1" office:value-type="float" office:value="6" calcext:value-type="float">
            <text:p>6</text:p>
          </table:table-cell>
          <table:table-cell table:style-name="ce6" table:formula="of:=1-(1-([.$C12]-2)*[.$C$2]/[.$C$1])^[.D$5]" office:value-type="percentage" office:value="0.0888888888888889" calcext:value-type="percentage">
            <text:p>8.9%</text:p>
          </table:table-cell>
          <table:table-cell table:style-name="ce41" table:formula="of:=1-(1-([.$C12]-2)*[.$C$2]/[.$C$1])^[.E$5]" office:value-type="percentage" office:value="0.525134363043593" calcext:value-type="percentage">
            <text:p>52.5%</text:p>
          </table:table-cell>
          <table:table-cell table:style-name="ce38" table:formula="of:=1-(1-([.$C12]-2)*[.$C$2]/[.$C$1])^[.F$5]" office:value-type="percentage" office:value="0.672767737320146" calcext:value-type="percentage">
            <text:p>67.3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4" table:formula="of:=[.C12]+1" office:value-type="float" office:value="7" calcext:value-type="float">
            <text:p>7</text:p>
          </table:table-cell>
          <table:table-cell table:style-name="ce38" table:formula="of:=1-(1-([.$C13]-2)*[.$C$2]/[.$C$1])^[.D$5]" office:value-type="percentage" office:value="0.111111111111111" calcext:value-type="percentage">
            <text:p>11.1%</text:p>
          </table:table-cell>
          <table:table-cell table:style-name="ce38" table:formula="of:=1-(1-([.$C13]-2)*[.$C$2]/[.$C$1])^[.E$5]" office:value-type="percentage" office:value="0.610255656871054" calcext:value-type="percentage">
            <text:p>61.0%</text:p>
          </table:table-cell>
          <table:table-cell table:style-name="ce38" table:formula="of:=1-(1-([.$C13]-2)*[.$C$2]/[.$C$1])^[.F$5]" office:value-type="percentage" office:value="0.756684525307703" calcext:value-type="percentage">
            <text:p>75.7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6" table:formula="of:=[.C13]+1" office:value-type="float" office:value="8" calcext:value-type="float">
            <text:p>8</text:p>
          </table:table-cell>
          <table:table-cell table:style-name="ce6" table:formula="of:=1-(1-([.$C14]-2)*[.$C$2]/[.$C$1])^[.D$5]" office:value-type="percentage" office:value="0.133333333333333" calcext:value-type="percentage">
            <text:p>13.3%</text:p>
          </table:table-cell>
          <table:table-cell table:style-name="ce6" table:formula="of:=1-(1-([.$C14]-2)*[.$C$2]/[.$C$1])^[.E$5]" office:value-type="percentage" office:value="0.681714579216583" calcext:value-type="percentage">
            <text:p>68.2%</text:p>
          </table:table-cell>
          <table:table-cell table:style-name="ce6" table:formula="of:=1-(1-([.$C14]-2)*[.$C$2]/[.$C$1])^[.F$5]" office:value-type="percentage" office:value="0.820433582163058" calcext:value-type="percentage">
            <text:p>82.0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4" table:formula="of:=[.C14]+1" office:value-type="float" office:value="9" calcext:value-type="float">
            <text:p>9</text:p>
          </table:table-cell>
          <table:table-cell table:style-name="ce6" table:formula="of:=1-(1-([.$C15]-2)*[.$C$2]/[.$C$1])^[.D$5]" office:value-type="percentage" office:value="0.155555555555556" calcext:value-type="percentage">
            <text:p>15.6%</text:p>
          </table:table-cell>
          <table:table-cell table:style-name="ce6" table:formula="of:=1-(1-([.$C15]-2)*[.$C$2]/[.$C$1])^[.E$5]" office:value-type="percentage" office:value="0.741435639788922" calcext:value-type="percentage">
            <text:p>74.1%</text:p>
          </table:table-cell>
          <table:table-cell table:style-name="ce38" table:formula="of:=1-(1-([.$C15]-2)*[.$C$2]/[.$C$1])^[.F$5]" office:value-type="percentage" office:value="0.868522028765594" calcext:value-type="percentage">
            <text:p>86.9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5" table:formula="of:=[.C15]+1" office:value-type="float" office:value="10" calcext:value-type="float">
            <text:p>10</text:p>
          </table:table-cell>
          <table:table-cell table:style-name="ce6" table:formula="of:=1-(1-([.$C16]-2)*[.$C$2]/[.$C$1])^[.D$5]" office:value-type="percentage" office:value="0.177777777777778" calcext:value-type="percentage">
            <text:p>17.8%</text:p>
          </table:table-cell>
          <table:table-cell table:style-name="ce6" table:formula="of:=1-(1-([.$C16]-2)*[.$C$2]/[.$C$1])^[.E$5]" office:value-type="percentage" office:value="0.791111908337042" calcext:value-type="percentage">
            <text:p>79.1%</text:p>
          </table:table-cell>
          <table:table-cell table:style-name="ce36" table:formula="of:=1-(1-([.$C16]-2)*[.$C$2]/[.$C$1])^[.F$5]" office:value-type="percentage" office:value="0.904529208411123" calcext:value-type="percentage">
            <text:p>90.5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6" table:formula="of:=[.C16]+1" office:value-type="float" office:value="11" calcext:value-type="float">
            <text:p>11</text:p>
          </table:table-cell>
          <table:table-cell table:style-name="ce6" table:formula="of:=1-(1-([.$C17]-2)*[.$C$2]/[.$C$1])^[.D$5]" office:value-type="percentage" office:value="0.2" calcext:value-type="percentage">
            <text:p>20.0%</text:p>
          </table:table-cell>
          <table:table-cell table:style-name="ce6" table:formula="of:=1-(1-([.$C17]-2)*[.$C$2]/[.$C$1])^[.E$5]" office:value-type="percentage" office:value="0.83222784" calcext:value-type="percentage">
            <text:p>83.2%</text:p>
          </table:table-cell>
          <table:table-cell table:style-name="ce6" table:formula="of:=1-(1-([.$C17]-2)*[.$C$2]/[.$C$1])^[.F$5]" office:value-type="percentage" office:value="0.931280523264" calcext:value-type="percentage">
            <text:p>93.1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7]+1" office:value-type="float" office:value="12" calcext:value-type="float">
            <text:p>12</text:p>
          </table:table-cell>
          <table:table-cell table:style-name="ce6" table:formula="of:=1-(1-([.$C18]-2)*[.$C$2]/[.$C$1])^[.D$5]" office:value-type="percentage" office:value="0.222222222222222" calcext:value-type="percentage">
            <text:p>22.2%</text:p>
          </table:table-cell>
          <table:table-cell table:style-name="ce6" table:formula="of:=1-(1-([.$C18]-2)*[.$C$2]/[.$C$1])^[.E$5]" office:value-type="percentage" office:value="0.866080368816013" calcext:value-type="percentage">
            <text:p>86.6%</text:p>
          </table:table-cell>
          <table:table-cell table:style-name="ce6" table:formula="of:=1-(1-([.$C18]-2)*[.$C$2]/[.$C$1])^[.F$5]" office:value-type="percentage" office:value="0.950992069124714" calcext:value-type="percentage">
            <text:p>95.1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8]+1" office:value-type="float" office:value="13" calcext:value-type="float">
            <text:p>13</text:p>
          </table:table-cell>
          <table:table-cell table:style-name="ce6" table:formula="of:=1-(1-([.$C19]-2)*[.$C$2]/[.$C$1])^[.D$5]" office:value-type="percentage" office:value="0.244444444444444" calcext:value-type="percentage">
            <text:p>24.4%</text:p>
          </table:table-cell>
          <table:table-cell table:style-name="ce6" table:formula="of:=1-(1-([.$C19]-2)*[.$C$2]/[.$C$1])^[.E$5]" office:value-type="percentage" office:value="0.893798359309789" calcext:value-type="percentage">
            <text:p>89.4%</text:p>
          </table:table-cell>
          <table:table-cell table:style-name="ce6" table:formula="of:=1-(1-([.$C19]-2)*[.$C$2]/[.$C$1])^[.F$5]" office:value-type="percentage" office:value="0.965390379341346" calcext:value-type="percentage">
            <text:p>96.5%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19]+1" office:value-type="float" office:value="14" calcext:value-type="float">
            <text:p>14</text:p>
          </table:table-cell>
          <table:table-cell table:style-name="ce6" table:formula="of:=1-(1-([.$C20]-2)*[.$C$2]/[.$C$1])^[.D$5]" office:value-type="percentage" office:value="0.266666666666667" calcext:value-type="percentage">
            <text:p>26.7%</text:p>
          </table:table-cell>
          <table:table-cell table:style-name="ce6" table:formula="of:=1-(1-([.$C20]-2)*[.$C$2]/[.$C$1])^[.E$5]" office:value-type="percentage" office:value="0.916360503679317" calcext:value-type="percentage">
            <text:p>91.6%</text:p>
          </table:table-cell>
          <table:table-cell table:style-name="ce6" table:formula="of:=1-(1-([.$C20]-2)*[.$C$2]/[.$C$1])^[.F$5]" office:value-type="percentage" office:value="0.975811044629509" calcext:value-type="percentage">
            <text:p>97.6%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20]+1" office:value-type="float" office:value="15" calcext:value-type="float">
            <text:p>15</text:p>
          </table:table-cell>
          <table:table-cell table:style-name="ce6" table:formula="of:=1-(1-([.$C21]-2)*[.$C$2]/[.$C$1])^[.D$5]" office:value-type="percentage" office:value="0.288888888888889" calcext:value-type="percentage">
            <text:p>28.9%</text:p>
          </table:table-cell>
          <table:table-cell table:style-name="ce6" table:formula="of:=1-(1-([.$C21]-2)*[.$C$2]/[.$C$1])^[.E$5]" office:value-type="percentage" office:value="0.934611749705475" calcext:value-type="percentage">
            <text:p>93.5%</text:p>
          </table:table-cell>
          <table:table-cell table:style-name="ce6" table:formula="of:=1-(1-([.$C21]-2)*[.$C$2]/[.$C$1])^[.F$5]" office:value-type="percentage" office:value="0.983279487897374" calcext:value-type="percentage">
            <text:p>98.3%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21]+1" office:value-type="float" office:value="16" calcext:value-type="float">
            <text:p>16</text:p>
          </table:table-cell>
          <table:table-cell table:style-name="ce6" table:formula="of:=1-(1-([.$C22]-2)*[.$C$2]/[.$C$1])^[.D$5]" office:value-type="percentage" office:value="0.311111111111111" calcext:value-type="percentage">
            <text:p>31.1%</text:p>
          </table:table-cell>
          <table:table-cell table:style-name="ce6" table:formula="of:=1-(1-([.$C22]-2)*[.$C$2]/[.$C$1])^[.E$5]" office:value-type="percentage" office:value="0.949278342109984" calcext:value-type="percentage">
            <text:p>94.9%</text:p>
          </table:table-cell>
          <table:table-cell table:style-name="ce6" table:formula="of:=1-(1-([.$C22]-2)*[.$C$2]/[.$C$1])^[.F$5]" office:value-type="percentage" office:value="0.988576737395825" calcext:value-type="percentage">
            <text:p>98.9%</text:p>
          </table:table-cell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2" table:number-rows-repeated="3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19:43:43.554855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9-07-21T19:43:53.819417891</dc:date>
    <meta:editing-duration>PT2H24M55S</meta:editing-duration>
    <meta:editing-cycles>180</meta:editing-cycles>
    <meta:generator>LibreOffice/6.2.5.2$Linux_X86_64 LibreOffice_project/20$Build-2</meta:generator>
    <dc:creator>Toralf Förster</dc:cre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4.729cm" svg:y="0.357cm" chart:style-name="ch2">
          <text:p>coverage = 1-(1-(day-2)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NaN">
                <text:p>NaN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22222222222223">
                <text:p>0.0222222222222223</text:p>
              </table:table-cell>
              <table:table-cell office:value-type="float" office:value="0.164548387307991">
                <text:p>0.164548387307991</text:p>
              </table:table-cell>
              <table:table-cell office:value-type="float" office:value="0.236371809730354">
                <text:p>0.236371809730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0.304899606391424">
                <text:p>0.304899606391424</text:p>
              </table:table-cell>
              <table:table-cell office:value-type="float" office:value="0.420476166250414">
                <text:p>0.420476166250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424170098558147">
                <text:p>0.424170098558147</text:p>
              </table:table-cell>
              <table:table-cell office:value-type="float" office:value="0.563040365554761">
                <text:p>0.563040365554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0.525134363043593">
                <text:p>0.525134363043593</text:p>
              </table:table-cell>
              <table:table-cell office:value-type="float" office:value="0.672767737320146">
                <text:p>0.672767737320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610255656871054">
                <text:p>0.610255656871054</text:p>
              </table:table-cell>
              <table:table-cell office:value-type="float" office:value="0.756684525307703">
                <text:p>0.756684525307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681714579216583">
                <text:p>0.681714579216583</text:p>
              </table:table-cell>
              <table:table-cell office:value-type="float" office:value="0.820433582163058">
                <text:p>0.820433582163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0.741435639788922">
                <text:p>0.741435639788922</text:p>
              </table:table-cell>
              <table:table-cell office:value-type="float" office:value="0.868522028765594">
                <text:p>0.868522028765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.791111908337042">
                <text:p>0.791111908337042</text:p>
              </table:table-cell>
              <table:table-cell office:value-type="float" office:value="0.904529208411123">
                <text:p>0.90452920841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83222784">
                <text:p>0.83222784</text:p>
              </table:table-cell>
              <table:table-cell office:value-type="float" office:value="0.931280523264">
                <text:p>0.931280523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66080368816013">
                <text:p>0.866080368816013</text:p>
              </table:table-cell>
              <table:table-cell office:value-type="float" office:value="0.950992069124714">
                <text:p>0.950992069124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893798359309789">
                <text:p>0.893798359309789</text:p>
              </table:table-cell>
              <table:table-cell office:value-type="float" office:value="0.965390379341346">
                <text:p>0.965390379341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916360503679317">
                <text:p>0.916360503679317</text:p>
              </table:table-cell>
              <table:table-cell office:value-type="float" office:value="0.975811044629509">
                <text:p>0.975811044629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934611749705475">
                <text:p>0.934611749705475</text:p>
              </table:table-cell>
              <table:table-cell office:value-type="float" office:value="0.983279487897374">
                <text:p>0.983279487897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11111111111111">
                <text:p>0.311111111111111</text:p>
              </table:table-cell>
              <table:table-cell office:value-type="float" office:value="0.949278342109984">
                <text:p>0.949278342109984</text:p>
              </table:table-cell>
              <table:table-cell office:value-type="float" office:value="0.988576737395825">
                <text:p>0.9885767373958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